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ier New" svg:font-family="'Courier New'"/>
    <style:font-face style:name="OpenSymbol" svg:font-family="OpenSymbol"/>
    <style:font-face style:name="Times New Roman1" svg:font-family="'Times New Roman'"/>
    <style:font-face style:name="DejaVu Sans" svg:font-family="'DejaVu Sans'" style:font-family-generic="swiss"/>
    <style:font-face style:name="Andale Mono1" svg:font-family="'Andale Mono'" style:font-pitch="fixed"/>
    <style:font-face style:name="Andale Mono" svg:font-family="'Andale Mono'" style:font-adornments="Normal" style:font-pitch="fixed"/>
    <style:font-face style:name="lucidatypewriter" svg:font-family="lucidatypewrit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unifont" svg:font-family="unifont" style:font-family-generic="system" style:font-pitch="variable"/>
  </office:font-face-decls>
  <office:automatic-styles>
    <style:style style:name="P1" style:family="paragraph" style:parent-style-name="Standard" style:list-style-name="">
      <style:paragraph-properties style:text-autospace="none"/>
      <style:text-properties fo:color="#000000" style:font-name="lucidatypewriter" fo:font-size="10pt" style:font-name-asian="lucidatypewriter" style:font-size-asian="10pt" style:font-name-complex="lucidatypewriter" style:font-size-complex="10pt"/>
    </style:style>
    <style:style style:name="P2" style:family="paragraph" style:parent-style-name="Standard" style:list-style-name="">
      <style:paragraph-properties style:text-autospace="none"/>
      <style:text-properties style:font-name="lucidatypewriter" fo:font-size="10pt" style:font-name-asian="lucidatypewriter" style:font-size-asian="10pt" style:font-name-complex="lucidatypewriter" style:font-size-complex="10pt"/>
    </style:style>
    <style:style style:name="P3" style:family="paragraph" style:parent-style-name="Standard" style:list-style-name="">
      <style:paragraph-properties style:text-autospace="none"/>
    </style:style>
    <style:style style:name="P4" style:family="paragraph" style:parent-style-name="Text_20_body" style:list-style-name="L1"/>
    <style:style style:name="P5" style:family="paragraph" style:parent-style-name="Frame_20_contents">
      <style:text-properties style:font-name="Courier New" fo:language="sv" fo:country="SE" style:font-name-asian="Courier New" style:language-asian="sv" style:country-asian="SE" style:font-name-complex="Courier New" style:language-complex="sv" style:country-complex="SE"/>
    </style:style>
    <style:style style:name="P6" style:family="paragraph" style:parent-style-name="Code_20_frame">
      <style:text-properties fo:color="#008000"/>
    </style:style>
    <style:style style:name="P7" style:family="paragraph" style:parent-style-name="Code_20_frame">
      <style:text-properties style:font-name="Andale Mono1"/>
    </style:style>
    <style:style style:name="P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00"/>
    </style:style>
    <style:style style:name="T4" style:family="text">
      <style:text-properties fo:color="#000000" fo:font-size="10pt" style:font-size-asian="10pt" style:font-size-complex="10pt"/>
    </style:style>
    <style:style style:name="T5" style:family="text">
      <style:text-properties fo:color="#000000" fo:font-size="10pt" style:font-name-asian="lucidatypewriter" style:font-size-asian="10pt" style:font-name-complex="lucidatypewriter" style:font-size-complex="10pt"/>
    </style:style>
    <style:style style:name="T6" style:family="text">
      <style:text-properties fo:color="#000000" style:font-name="lucidatypewriter" fo:font-size="10pt" style:font-name-asian="lucidatypewriter" style:font-size-asian="10pt" style:font-name-complex="lucidatypewriter" style:font-size-complex="10pt"/>
    </style:style>
    <style:style style:name="T7" style:family="text">
      <style:text-properties fo:color="#000000" fo:language="sv" fo:country="SE" style:language-asian="sv" style:country-asian="SE" style:language-complex="sv" style:country-complex="SE"/>
    </style:style>
    <style:style style:name="T8" style:family="text">
      <style:text-properties fo:color="#228b22"/>
    </style:style>
    <style:style style:name="T9" style:family="text">
      <style:text-properties fo:color="#228b22" fo:language="sv" fo:country="SE" style:language-asian="sv" style:country-asian="SE" style:language-complex="sv" style:country-complex="SE"/>
    </style:style>
    <style:style style:name="T10" style:family="text">
      <style:text-properties fo:color="#0000ff"/>
    </style:style>
    <style:style style:name="T11" style:family="text">
      <style:text-properties fo:color="#0000ff" style:font-name="lucidatypewriter" fo:font-size="10pt" style:font-name-asian="lucidatypewriter" style:font-size-asian="10pt" style:font-name-complex="lucidatypewriter" style:font-size-complex="10pt"/>
    </style:style>
    <style:style style:name="T12" style:family="text">
      <style:text-properties fo:color="#0000ff" fo:font-size="10pt" style:font-size-asian="10pt" style:font-size-complex="10pt"/>
    </style:style>
    <style:style style:name="T13" style:family="text">
      <style:text-properties fo:color="#a020f0"/>
    </style:style>
    <style:style style:name="T14"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unifont" style:font-size-asian="10.5pt" style:language-asian="zh" style:country-asian="CN" style:font-style-asian="normal" style:font-weight-asian="normal" style:font-name-complex="unifont"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center" style:horizontal-rel="paragraph"/>
    </style:style>
    <style:style style:name="fr2" style:family="graphic" style:parent-style-name="Frame">
      <style:graphic-properties style:vertical-pos="from-top" style:vertical-rel="paragraph" style:horizontal-pos="from-left" style:horizontal-rel="paragraph"/>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w to add filters to knife-alien sound processing application</text:h>
      <text:p text:style-name="Text_20_body">Filters in knife-alien works by letting Fourier transformed data progress through a linked list of filters, starting and ending with a dummy filter. Thus, when no filters are selected in the GUI there are still two dummy filters present which the data moves through. The first and last dummy filters are available in the <text:span text:style-name="T1">handles</text:span> structure, present in all GUI callbacks, as <text:span text:style-name="T1">handles.firstDummy</text:span><text:span text:style-name="T2"> and </text:span><text:span text:style-name="T1">handles.dummy</text:span><text:span text:style-name="T2">.</text:span></text:p>
      <text:p text:style-name="Text_20_body"><text:span text:style-name="T2">When either an audio recorder or audio player notifies the event </text:span><text:span text:style-name="T1">'NewAudioData'</text:span><text:span text:style-name="T2"> the audio data is passed to </text:span><text:span text:style-name="T1">firstDummy</text:span><text:span text:style-name="T2"> and then progress through the link of filters, and eventually the last filter (</text:span><text:span text:style-name="T1">dummy)</text:span><text:span text:style-name="T2"> notifies </text:span><text:span text:style-name="T1">'FilteringComplete'</text:span><text:span text:style-name="T2">. It is also possible to listen to events by filters in between these two dummy filters.</text:span></text:p>
      <text:p text:style-name="Text_20_body">To get a better understanding of how the filters work, consider the filter superclass file <text:span text:style-name="T1">+Filters/@FilterClass/FilterClass.m</text:span><text:span text:style-name="T2">:</text:span></text:p>
      <text:p text:style-name="Text_20_body"><draw:frame draw:style-name="fr1" draw:name="Frame1" text:anchor-type="paragraph" svg:y="-0.011cm" svg:width="17cm" style:rel-width="100%" draw:z-index="0"><draw:text-box fo:min-height="9.58cm"><text:p text:style-name="Code_20_frame"><text:span text:style-name="T10">classdef</text:span><text:span text:style-name="T3"> (Hidden=true) FilterClass &lt; handle</text:span></text:p><text:p text:style-name="Code_20_frame"><text:span text:style-name="T3"><text:s text:c="4"/></text:span><text:span text:style-name="T10">properties</text:span><text:span text:style-name="T3"> (Hidden=true)</text:span></text:p><text:p text:style-name="Code_20_frame"><text:s text:c="8"/>Fs</text:p><text:p text:style-name="Code_20_frame"><text:s text:c="8"/>userData</text:p><text:p text:style-name="Code_20_frame"><text:s text:c="8"/>Next</text:p><text:p text:style-name="Code_20_frame"><text:s text:c="8"/>Prev</text:p><text:p text:style-name="Code_20_frame"><text:span text:style-name="T3"><text:s text:c="4"/></text:span><text:span text:style-name="T10">end</text:span></text:p><text:p text:style-name="Code_20_frame"><text:span text:style-name="T3"><text:s text:c="4"/></text:span><text:span text:style-name="T10">properties</text:span><text:span text:style-name="T3"> (SetAccess = protected, Hidden = true)</text:span></text:p><text:p text:style-name="Code_20_frame"><text:s text:c="8"/>Data</text:p><text:p text:style-name="Code_20_frame"><text:s text:c="8"/>Name</text:p><text:p text:style-name="Code_20_frame"><text:span text:style-name="T3"><text:s text:c="4"/></text:span><text:span text:style-name="T10">end</text:span></text:p><text:p text:style-name="Code_20_frame"><text:span text:style-name="T3"><text:s text:c="4"/></text:span><text:span text:style-name="T10">methods</text:span><text:span text:style-name="T3"> (Abstract=true)</text:span></text:p><text:p text:style-name="Code_20_frame"><text:s text:c="8"/>filteredData = filter(obj,data)</text:p><text:p text:style-name="Code_20_frame"><text:span text:style-name="T3"><text:s text:c="4"/></text:span><text:span text:style-name="T10">end</text:span></text:p><text:p text:style-name="Code_20_frame"><text:span text:style-name="T3"><text:s text:c="4"/></text:span><text:span text:style-name="T10">methods</text:span></text:p><text:p text:style-name="Code_20_frame"><text:span text:style-name="T3"><text:s text:c="8"/></text:span><text:span text:style-name="T10">function</text:span><text:span text:style-name="T3"> eventHandler(obj,src,eventData)</text:span></text:p><text:p text:style-name="Code_20_frame"><text:s text:c="12"/>obj.filter(src.Data);</text:p><text:p text:style-name="Code_20_frame"><text:span text:style-name="T3"><text:s text:c="8"/></text:span><text:span text:style-name="T10">end</text:span></text:p><text:p text:style-name="Code_20_frame"><text:span text:style-name="T3"><text:s text:c="4"/></text:span><text:span text:style-name="T10">end</text:span></text:p><text:p text:style-name="Code_20_frame"><text:span text:style-name="T3"><text:s text:c="4"/></text:span><text:span text:style-name="T10">events</text:span></text:p><text:p text:style-name="Code_20_frame"><text:s text:c="8"/>FilteringComplete</text:p><text:p text:style-name="Code_20_frame"><text:span text:style-name="T3"><text:s text:c="4"/></text:span><text:span text:style-name="T10">end</text:span></text:p><text:p text:style-name="Code_20_frame"><text:span text:style-name="T10">end</text:span></text:p></draw:text-box></draw:frame><text:span text:style-name="T2">The different properties are quite self-explanatory:</text:span></text:p>
      <text:list xml:id="list1492807239" text:style-name="L1">
        <text:list-item>
          <text:p text:style-name="P4"><text:span text:style-name="T2">Fs – Sample rate</text:span></text:p>
        </text:list-item>
        <text:list-item>
          <text:p text:style-name="P4"><text:span text:style-name="T2">userData – Could be anything</text:span></text:p>
        </text:list-item>
        <text:list-item>
          <text:p text:style-name="P4"><text:span text:style-name="T2">Next – A handle to the next filter in a chain of filters</text:span></text:p>
        </text:list-item>
        <text:list-item>
          <text:p text:style-name="P4"><text:span text:style-name="T2">Prev – A handle to the previus filter in a chain of filters</text:span></text:p>
        </text:list-item>
        <text:list-item>
          <text:p text:style-name="P4"><text:span text:style-name="T2">Data – The actual data</text:span></text:p>
        </text:list-item>
        <text:list-item>
          <text:p text:style-name="P4"><text:span text:style-name="T2">Name – A textual representation of the filter</text:span></text:p>
        </text:list-item>
      </text:list>
      <text:p text:style-name="Text_20_body"><text:span text:style-name="T2">The above properties are hidden som that they don't show up in the Filter configuration box showned in </text:span><text:span text:style-name="T2"><office:annotation><dc:creator>Unknown Author</dc:creator><dc:date>2011-05-19T11:57:31</dc:date><text:p text:style-name="P8"><text:span text:style-name="T14">Add cross-reference</text:span></text:p></office:annotation></text:span><text:span text:style-name="T2">.</text:span></text:p>
      <text:p text:style-name="Text_20_body"><text:span text:style-name="T2">Each filter has a mandatory function called </text:span><text:span text:style-name="T1">filter()</text:span><text:span text:style-name="T2"> which is responsible for filtering the incoming data. The superclass filter also defines an eventHandler function that passes received event data to the </text:span><text:span text:style-name="T1">filter()</text:span><text:span text:style-name="T2"> function.</text:span></text:p>
      <text:p text:style-name="Text_20_body"><text:span text:style-name="T2">All filters have the ability to notify </text:span><text:span text:style-name="T1">'FilteringComplete'</text:span><text:span text:style-name="T2">.</text:span></text:p>
      <text:p text:style-name="Text_20_body"><text:soft-page-break/><text:span text:style-name="T2">When creating a custom filter, just subclass </text:span><text:span text:style-name="T1">FilterClass</text:span><text:span text:style-name="T2"> and create the </text:span><text:span text:style-name="T1">filter()</text:span><text:span text:style-name="T2"> function. Consider </text:span><text:span text:style-name="T1">+Filters/@LowpassFilter/LowpassFilter.m</text:span><text:span text:style-name="T2"> and </text:span><text:span text:style-name="T1">+Filters/@LowpassFilter/LowpassFilter.m</text:span><text:span text:style-name="T2">:</text:span></text:p>
      <text:p text:style-name="Text_20_body"><draw:frame draw:style-name="fr2" draw:name="Frame3" text:anchor-type="paragraph" svg:x="0cm" svg:y="4.99cm" svg:width="17cm" style:rel-width="100%" draw:z-index="2"><draw:text-box fo:min-height="4.727cm"><text:p text:style-name="Code_20_frame"><text:span text:style-name="T9">% Filter function for LowpassFilter</text:span></text:p><text:p text:style-name="Code_20_frame"><text:span text:style-name="T10">function</text:span><text:span text:style-name="T3"> filteredData = filter (obj, data)</text:span></text:p><text:p text:style-name="Code_20_frame"><text:span text:style-name="T3"><text:s text:c="4"/></text:span><text:span text:style-name="T8">% Data is assumed to be transformed.</text:span></text:p><text:p text:style-name="Code_20_frame"><text:s text:c="4"/>fs = obj.Fs;</text:p><text:p text:style-name="Code_20_frame"><text:s text:c="6"/></text:p><text:p text:style-name="Code_20_frame"><text:span text:style-name="T3"><text:s text:c="4"/></text:span><text:span text:style-name="T8">% Calculate which parts of data to set to zero and create filtering mask</text:span></text:p><text:p text:style-name="Code_20_frame"><text:s text:c="4"/>delta_f = fs / length(data);</text:p><text:p text:style-name="Code_20_frame"><text:s text:c="4"/>n = floor(obj.CutOffFreq / delta_f);</text:p><text:p text:style-name="Code_20_frame"><text:s text:c="4"/></text:p><text:p text:style-name="Code_20_frame"><text:span text:style-name="T3"><text:s text:c="4"/></text:span><text:span text:style-name="T10">if</text:span><text:span text:style-name="T3"> n &gt; length(data)</text:span></text:p><text:p text:style-name="Code_20_frame"><text:s text:c="8"/>n = length(data);</text:p><text:p text:style-name="Code_20_frame"><text:span text:style-name="T3"><text:s text:c="4"/></text:span><text:span text:style-name="T10">end</text:span></text:p><text:p text:style-name="Code_20_frame"><text:s text:c="4"/>filteringMask = [ ones(1,n) zeros(1,(length(data)-n)) ]';</text:p><text:p text:style-name="Code_20_frame"><text:s text:c="4"/></text:p><text:p text:style-name="Code_20_frame"><text:span text:style-name="T3"><text:s text:c="4"/></text:span><text:span text:style-name="T8">% Filter data:</text:span></text:p><text:p text:style-name="Code_20_frame"><text:s text:c="4"/>obj.Data = data .* filteringMask;</text:p><text:p text:style-name="Code_20_frame"><text:s text:c="4"/>filteredData = obj.Data;</text:p><text:p text:style-name="Code_20_frame"><text:s text:c="4"/></text:p><text:p text:style-name="Code_20_frame"><text:span text:style-name="T3"><text:s text:c="4"/></text:span><text:span text:style-name="T8">% Notify world</text:span></text:p><text:p text:style-name="Code_20_frame"><text:span text:style-name="T3"><text:s text:c="4"/>notify(obj,</text:span><text:span text:style-name="T13">'FilteringComplete'</text:span><text:span text:style-name="T3">);</text:span></text:p><text:p text:style-name="Code_20_frame"><text:span text:style-name="T3"><text:s text:c="4"/></text:span><text:span text:style-name="T10">if</text:span><text:span text:style-name="T3"> ~isempty(obj.Next)</text:span></text:p><text:p text:style-name="Code_20_frame"><text:s text:c="8"/>obj.Next.filter(obj.Data);</text:p><text:p text:style-name="Code_20_frame"><text:span text:style-name="T3"><text:s text:c="4"/></text:span><text:span text:style-name="T10">end</text:span></text:p><text:p text:style-name="Code_20_frame"><text:span text:style-name="T12">end</text:span></text:p></draw:text-box></draw:frame><draw:frame draw:style-name="fr1" draw:name="Frame2" text:anchor-type="paragraph" svg:y="-0.011cm" svg:width="17cm" style:rel-width="100%" draw:z-index="1"><draw:text-box fo:min-height="4.344cm"><text:p text:style-name="Code_20_frame"><text:span text:style-name="T10">classdef</text:span><text:span text:style-name="T3"> LowpassFilter &lt; Filters.FilterClass &amp; handle &amp; hgsetget</text:span></text:p><text:p text:style-name="Code_20_frame"><text:span text:style-name="T3"><text:s text:c="4"/></text:span><text:span text:style-name="T10">properties</text:span><text:span text:style-name="T3"> </text:span></text:p><text:p text:style-name="Code_20_frame"><text:s text:c="8"/>CutOffFreq = 1200;</text:p><text:p text:style-name="Code_20_frame"><text:span text:style-name="T3"><text:s text:c="4"/></text:span><text:span text:style-name="T10">end</text:span></text:p><text:p text:style-name="Code_20_frame"><text:s text:c="4"/></text:p><text:p text:style-name="Code_20_frame"><text:span text:style-name="T3"><text:s text:c="4"/></text:span><text:span text:style-name="T10">methods</text:span></text:p><text:p text:style-name="Code_20_frame"><text:span text:style-name="T3"><text:s text:c="8"/></text:span><text:span text:style-name="T10">function</text:span><text:span text:style-name="T3"> obj = LowpassFilter(obj)</text:span></text:p><text:p text:style-name="Code_20_frame"><text:span text:style-name="T3"><text:s text:c="12"/>obj.Name = </text:span><text:span text:style-name="T13">'Lowpass'</text:span><text:span text:style-name="T3">;</text:span></text:p><text:p text:style-name="Code_20_frame"><text:span text:style-name="T3"><text:s text:c="8"/></text:span><text:span text:style-name="T10">end</text:span></text:p><text:p text:style-name="Code_20_frame"><text:span text:style-name="T3"><text:s text:c="4"/></text:span><text:span text:style-name="T10">end</text:span></text:p><text:p text:style-name="Code_20_frame"><text:span text:style-name="T12">end</text:span></text:p></draw:text-box></draw:frame><text:span text:style-name="T2">The class definition of LowpassFilter defines it as a subclass of Filters.FilterClass, handle and hgsetget. It defines an additional property (that is not hidden) called CutOffFreq with an initial value of 1200, as well as setting the name of the filter upon construction.</text:span></text:p>
      <text:p text:style-name="Text_20_body"><text:span text:style-name="T2">In the </text:span><text:span text:style-name="T1">filter()</text:span><text:span text:style-name="T2"> function it is important to notice that obj.Data and filteredData is updated when data is filtered, and it is crucial that the last three lines is present in every custom made filter or the filtering chain would stop.</text:span></text:p>
      <text:p text:style-name="Text_20_body"><text:span text:style-name="T2">The last thing that is needed to be able to use a custom-made filter is to add it to the available filters listbox shown in </text:span><text:span text:style-name="T2"><office:annotation><dc:creator>Unknown Author</dc:creator><dc:date>2011-05-19T12:23:58</dc:date><text:p text:style-name="P8"><text:span text:style-name="T14">Add cross-reference</text:span></text:p></office:annotation></text:span><text:span text:style-name="T2">. This is done in the file </text:span><text:span text:style-name="T1">main_GUI.m</text:span><text:span text:style-name="T2">:</text:span></text:p>
      <text:p text:style-name="Text_20_body"><draw:frame draw:style-name="fr1" draw:name="Frame4" text:anchor-type="paragraph" svg:y="-0.011cm" svg:width="17cm" style:rel-width="100%" draw:z-index="3"><draw:text-box fo:min-height="4.29cm"><text:p text:style-name="P6">%% Code snipped</text:p><text:p text:style-name="Code_20_frame"><text:s text:c="4"/></text:p><text:p text:style-name="Code_20_frame"><text:span text:style-name="T3"><text:s text:c="4"/></text:span><text:span text:style-name="T8">% Add some filters to listbox</text:span></text:p><text:p text:style-name="Code_20_frame"><text:s text:c="4"/>handles.availableFilters = cell(4,1);</text:p><text:p text:style-name="Code_20_frame"><text:s text:c="4"/>handles.availableFilters{4} = Filters.BandstopFilter;</text:p><text:p text:style-name="Code_20_frame"><text:s text:c="4"/>handles.availableFilters{3} = Filters.BandpassFilter;</text:p><text:p text:style-name="Code_20_frame"><text:s text:c="4"/>handles.availableFilters{2} = Filters.HighpassFilter;</text:p><text:p text:style-name="Code_20_frame"><text:s text:c="4"/>handles.availableFilters{1} = Filters.LowpassFilter;</text:p><text:p text:style-name="P7"><text:span text:style-name="T5"><text:s text:c="4"/>update_listbox(hObject, handles)</text:span></text:p><text:p text:style-name="Code_20_frame"/><text:p text:style-name="P6">%% Code snipped</text:p></draw:text-box></draw:frame><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urier New" svg:font-family="'Courier New'"/>
    <style:font-face style:name="OpenSymbol" svg:font-family="OpenSymbol"/>
    <style:font-face style:name="Times New Roman1" svg:font-family="'Times New Roman'"/>
    <style:font-face style:name="DejaVu Sans" svg:font-family="'DejaVu Sans'" style:font-family-generic="swiss"/>
    <style:font-face style:name="Andale Mono1" svg:font-family="'Andale Mono'" style:font-pitch="fixed"/>
    <style:font-face style:name="Andale Mono" svg:font-family="'Andale Mono'" style:font-adornments="Normal" style:font-pitch="fixed"/>
    <style:font-face style:name="lucidatypewriter" svg:font-family="lucidatypewrit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unifont" svg:font-family="unifont"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unifont" style:font-size-asian="14pt" style:font-name-complex="unifont"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master-page-name="">
      <style:paragraph-properties fo:margin-top="0cm" fo:margin-bottom="0cm" style:page-number="auto"/>
      <style:text-properties style:font-name="Andale Mono" fo:font-size="10pt" style:font-size-asian="10.5pt" style:font-weight-asian="normal" style:font-weight-complex="normal"/>
    </style:style>
    <style:style style:name="Code_20_frame" style:display-name="Code frame" style:family="paragraph" style:parent-style-name="Frame_20_contents" style:class="extra" style:master-page-name="">
      <style:paragraph-properties fo:margin-top="0cm" fo:margin-bottom="0cm" style:page-number="auto"/>
      <style:text-properties style:font-name="Andale Mono" fo:font-size="10pt" style:font-size-asian="10.5pt"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9T11:29:53</meta:creation-date>
    <dc:date>2011-05-19T12:34:29</dc:date>
    <meta:editing-duration>PT22M34S</meta:editing-duration>
    <meta:editing-cycles>4</meta:editing-cycles>
    <meta:generator>LibreOffice/3.3$Unix LibreOffice_project/330m19$Build-202</meta:generator>
    <meta:document-statistic meta:table-count="0" meta:image-count="0" meta:object-count="0" meta:page-count="2" meta:paragraph-count="86" meta:word-count="565" meta:character-count="4098"/>
  </office:meta>
</office:document-meta>
</file>